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Row">
      <style:graphic-properties draw:textarea-vertical-align="top" draw:auto-grow-height="false" fo:min-height="1.75cm" fo:min-width="19.5cm"/>
    </style:style>
    <style:style style:name="gr2" style:family="graphic" style:parent-style-name="Rack_20_selected">
      <style:graphic-properties draw:textarea-vertical-align="middle" draw:auto-grow-height="false" fo:min-height="1.75cm" fo:min-width="1.5cm"/>
    </style:style>
    <style:style style:name="gr3" style:family="graphic" style:parent-style-name="Rack">
      <style:graphic-properties draw:textarea-vertical-align="middle" draw:auto-grow-height="false" fo:min-height="1.75cm" fo:min-width="1.5cm"/>
    </style:style>
    <style:style style:name="gr4" style:family="graphic" style:parent-style-name="objectwithoutfill">
      <style:graphic-properties draw:textarea-horizontal-align="left" draw:textarea-vertical-align="top" draw:auto-grow-height="false" fo:min-height="9.75cm" fo:min-width="23.5cm"/>
    </style:style>
    <style:style style:name="gr5" style:family="graphic" style:parent-style-name="objectwithoutfill">
      <style:graphic-properties draw:textarea-horizontal-align="left" draw:textarea-vertical-align="top" draw:auto-grow-height="false" fo:min-height="12.75cm" fo:min-width="25.5cm"/>
    </style:style>
    <style:style style:name="gr6" style:family="graphic" style:parent-style-name="Row_20_reserved">
      <style:graphic-properties draw:textarea-vertical-align="top" fo:min-height="1.75cm" fo:min-width="19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001-001-001-001" draw:style-name="dp1" draw:master-page-name="Standard">
        <draw:g>
          <draw:custom-shape draw:style-name="gr1" draw:text-style-name="P1" draw:layer="layout" svg:width="20cm" svg:height="2cm" svg:x="5cm" svg:y="9cm">
            <text:p text:style-name="P1">Row 001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3cm" svg:y="9cm">
            <text:p text:style-name="P1">Rack</text:p>
            <text:p text:style-name="P1">00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21cm" svg:y="9cm">
            <text:p text:style-name="P1">Rack</text:p>
            <text:p text:style-name="P1">00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4cm" svg:height="10cm" svg:x="3cm" svg:y="7cm">
            <text:p text:style-name="P1">Room 00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6cm" svg:height="13cm" svg:x="2cm" svg:y="5cm">
            <text:p text:style-name="P1">Building 001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0cm" svg:height="2cm" svg:x="5cm" svg:y="13cm">
            <text:p text:style-name="P1"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none" draw:fill-gradient-name="Gradient_20_2" draw:fill-hatch-name="Hatching_20_46" draw:fill-image-name="Bitmap_20_1" text:animation-delay="P0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mit_20_Füllung" style:display-name="Objekt mit Füllung" style:family="graphic" style:parent-style-name="standard">
      <style:graphic-properties draw:fill="solid" draw:fill-color="#729fcf" text:animation-delay="P0D"/>
      <style:text-properties style:use-window-font-color="true"/>
    </style:style>
    <style:style style:name="Rack" style:family="graphic" style:parent-style-name="Objekt_20_mit_20_Füllung">
      <style:graphic-properties draw:fill="solid" draw:fill-color="#ffffff" text:animation-delay="P0D"/>
      <style:text-properties style:use-window-font-color="true"/>
    </style:style>
    <style:style style:name="Rack_20_selected" style:display-name="Rack selected" style:family="graphic" style:parent-style-name="Rack">
      <style:graphic-properties draw:fill="solid" draw:fill-color="#729fcf" text:animation-delay="P0D"/>
      <style:text-properties fo:color="#ffffff"/>
    </style:style>
    <style:style style:name="Row" style:family="graphic" style:parent-style-name="objectwithoutfill">
      <style:graphic-properties draw:textarea-horizontal-align="left" draw:auto-grow-height="false" text:animation-delay="P0D"/>
    </style:style>
    <style:style style:name="Row_20_reserved" style:display-name="Row reserved" style:family="graphic" style:parent-style-name="Row">
      <style:graphic-properties draw:stroke="dash" draw:stroke-dash="Dashed_20__28_var_29_" svg:stroke-color="#999999" text:animation-delay="P0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gang Schricker</meta:initial-creator>
    <meta:creation-date>2019-10-10T19:49:50.319849853</meta:creation-date>
    <dc:date>2019-10-10T20:21:46.026205816</dc:date>
    <dc:creator>Wolfgang Schricker</dc:creator>
    <meta:editing-duration>PT13M</meta:editing-duration>
    <meta:editing-cycles>9</meta:editing-cycles>
    <meta:generator>LibreOffice/6.2.5.2$Linux_X86_64 LibreOffice_project/20$Build-2</meta:generator>
    <meta:document-statistic meta:object-count="7"/>
  </office:meta>
</office:document-meta>
</file>